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5cm"/>
    </style:style>
    <style:style style:name="co2" style:family="table-column">
      <style:table-column-properties fo:break-before="auto" style:column-width="13.047cm"/>
    </style:style>
    <style:style style:name="co3" style:family="table-column">
      <style:table-column-properties fo:break-before="auto" style:column-width="7.874cm"/>
    </style:style>
    <style:style style:name="co4" style:family="table-column">
      <style:table-column-properties fo:break-before="auto" style:column-width="2.60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PageStyle_5f_Test_20_1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8faadc" fo:background-color="#4472c4" style:diagonal-bl-tr="none" style:diagonal-tl-br="none" fo:border-left="0.035cm solid #8faadc" fo:border-right="none" style:rotation-align="none" fo:border-top="0.035cm solid #8faadc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Excel_20_Built-in_20_Normal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escription</text:p>
          </table:table-cell>
          <table:table-cell office:value-type="string">
            <text:p>Ex: La page d'accueil doit être responsive.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é-requis</text:p>
          </table:table-cell>
          <table:table-cell office:value-type="string">
            <text:p>Ex: Navigateur ouvert sur la page d'accueil. Ecran 13 pouces minimum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Etapes</text:p>
          </table:table-cell>
          <table:table-cell table:number-columns-repeated="1023"/>
        </table:table-row>
        <table:table-row table:style-name="ro1">
          <table:table-cell office:value-type="string">
            <text:p>#</text:p>
          </table:table-cell>
          <table:table-cell office:value-type="string">
            <text:p>Description de l'étape</text:p>
          </table:table-cell>
          <table:table-cell office:value-type="string">
            <text:p>Résultat attendu</text:p>
          </table:table-cell>
          <table:table-cell office:value-type="string">
            <text:p>Statut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Navigateur en plein écran</text:p>
          </table:table-cell>
          <table:table-cell office:value-type="string">
            <text:p>3Ex: le contenu s'affiche sur 2 colonne</text:p>
          </table:table-cell>
          <table:table-cell office:value-type="string">
            <text:p>Succè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Page en format mobile</text:p>
          </table:table-cell>
          <table:table-cell office:value-type="string">
            <text:p>Ex: le contenu s'affiche sur 1 colonne</text:p>
          </table:table-cell>
          <table:table-cell office:value-type="string">
            <text:p>Succès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bleaux dans un ordre aléatoire</text:p>
          </table:table-cell>
          <table:table-cell table:style-name="ce3" office:value-type="string">
            <text:p>Les tableaux s'affichent aléatoirement</text:p>
          </table:table-cell>
          <table:table-cell office:value-type="string">
            <text:p>Succès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ccessibilité de chaque page vers chaque autre page</text:p>
          </table:table-cell>
          <table:table-cell office:value-type="string">
            <text:p>Les liens sont disponibles et fonctionnels</text:p>
          </table:table-cell>
          <table:table-cell office:value-type="string">
            <text:p>Succès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'Test 1'.A6:'Test 1'.D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4">24/04/2023</text:date>, <text:time>10:2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1" style:display-name="PageStyle_Tes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24T10:25:51.86</dc:date>
    <dc:creator>Benoît MATHIEZ</dc:creator>
    <meta:generator>OpenOffice/4.1.13$Win32 OpenOffice.org_project/4113m1$Build-9810</meta:generator>
    <meta:document-statistic meta:table-count="1" meta:cell-count="25" meta:object-count="0"/>
  </office:meta>
</office:document-meta>
</file>